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officeooo:rsid="0010be29" officeooo:paragraph-rsid="0010be29"/>
    </style:style>
    <style:style style:name="P4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5" style:family="paragraph" style:parent-style-name="Table_20_Contents">
      <style:text-properties officeooo:rsid="0019b02b" officeooo:paragraph-rsid="0019b02b"/>
    </style:style>
    <style:style style:name="P6" style:family="paragraph" style:parent-style-name="Table_20_Contents">
      <style:text-properties officeooo:rsid="001e5b2f" officeooo:paragraph-rsid="001e5b2f"/>
    </style:style>
    <style:style style:name="P7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9b02b" officeooo:paragraph-rsid="001bae47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bae47" officeooo:paragraph-rsid="001bae47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style="normal" fo:font-weight="normal" officeooo:rsid="001dc2c1" officeooo:paragraph-rsid="001e5b2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style="normal" fo:font-weight="normal" officeooo:rsid="001c6505" officeooo:paragraph-rsid="001e5b2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tyle="normal" fo:font-weight="normal" officeooo:rsid="001e5b2f" officeooo:paragraph-rsid="001e5b2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T1" style:family="text">
      <style:text-properties officeooo:rsid="00180735"/>
    </style:style>
    <style:style style:name="T2" style:family="text">
      <style:text-properties officeooo:rsid="0019b02b"/>
    </style:style>
    <style:style style:name="T3" style:family="text">
      <style:text-properties officeooo:rsid="001e5b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7. Inscription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tre</text:p>
          </table:table-cell>
          <table:table-cell table:style-name="Table1.B1" office:value-type="string">
            <text:p text:style-name="P5">Inscription</text:p>
          </table:table-cell>
        </table:table-row>
        <table:table-row>
          <table:table-cell table:style-name="Table1.A2" office:value-type="string">
            <text:p text:style-name="P4">Type</text:p>
          </table:table-cell>
          <table:table-cell table:style-name="Table1.B6" office:value-type="string">
            <text:p text:style-name="P3">Use-case général</text:p>
          </table:table-cell>
        </table:table-row>
        <table:table-row>
          <table:table-cell table:style-name="Table1.A2" office:value-type="string">
            <text:p text:style-name="P4">Description</text:p>
          </table:table-cell>
          <table:table-cell table:style-name="Table1.B6" office:value-type="string">
            <text:p text:style-name="P3">L'acteur d<text:span text:style-name="T1">ésire devenir membre en remplissant le formulaire d'inscription et payer.</text:span></text:p>
            <text:p text:style-name="P5">Voir UC.7.1 – UC.7.2</text:p>
          </table:table-cell>
        </table:table-row>
        <table:table-row>
          <table:table-cell table:style-name="Table1.A2" office:value-type="string">
            <text:p text:style-name="P4">Acteurs</text:p>
          </table:table-cell>
          <table:table-cell table:style-name="Table1.B6" office:value-type="string">
            <text:p text:style-name="P3"><text:span text:style-name="T2">Non m</text:span>embre</text:p>
          </table:table-cell>
        </table:table-row>
        <table:table-row>
          <table:table-cell table:style-name="Table1.A2" office:value-type="string">
            <text:p text:style-name="P4">Préconditions</text:p>
          </table:table-cell>
          <table:table-cell table:style-name="Table1.B6" office:value-type="string">
            <text:p text:style-name="P6">L'utilisateur n'est pas authentifié.</text:p>
          </table:table-cell>
        </table:table-row>
        <table:table-row>
          <table:table-cell table:style-name="Table1.A2" office:value-type="string">
            <text:p text:style-name="P4">Postconditions</text:p>
          </table:table-cell>
          <table:table-cell table:style-name="Table1.B6" office:value-type="string">
            <text:p text:style-name="P6">L'utilisateur devient membre</text:p>
          </table:table-cell>
        </table:table-row>
        <table:table-row>
          <table:table-cell table:style-name="Table1.A2" office:value-type="string">
            <text:p text:style-name="P4">Exceptions</text:p>
          </table:table-cell>
          <table:table-cell table:style-name="Table1.B7" office:value-type="string">
            <text:p text:style-name="P3">Aucune</text:p>
          </table:table-cell>
        </table:table-row>
      </table:table>
      <text:p text:style-name="P14"/>
      <text:p text:style-name="P11">Afin de pouvoir utiliser à pleine capacité le système, c'est-à-dire de pouvoir contacter les autres membres du site et avoir accès à tous les catalogues disponibles du système, l'utilisateur doit être un membre. Il est donc possible à un utilisateur de s'inscrire afin d'avoir accès à toutes les options du site.</text:p>
      <text:p text:style-name="P12"/>
      <text:p text:style-name="P13">Un utilisateur devient membre lorsqu'il remplit le formulaire d'inscription et que tous les champs sont valides.</text:p>
      <text:p text:style-name="P7"/>
      <text:p text:style-name="P15">Scénario d'opération</text:p>
      <text:list xml:id="list7927633779641398284" text:style-name="L1">
        <text:list-item>
          <text:p text:style-name="P8">L'utilisateur <text:span text:style-name="T2">remplit le formulaire d'inscription.</text:span></text:p>
        </text:list-item>
        <text:list-item>
          <text:p text:style-name="P9"><text:span text:style-name="T3">Effectue</text:span> son abonnement.</text:p>
        </text:list-item>
        <text:list-item>
          <text:p text:style-name="P10">L'administrateur reçoit sa demande.</text:p>
        </text:list-item>
        <text:list-item>
          <text:p text:style-name="P10">Le non membre devient soit membre ou ne se fait pas accepter par l'administrateur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30:40.906676570</dc:date>
    <meta:editing-duration>PT48M10S</meta:editing-duration>
    <meta:editing-cycles>12</meta:editing-cycles>
    <meta:generator>LibreOffice/4.4.7.2$Linux_X86_64 LibreOffice_project/40m0$Build-2</meta:generator>
    <meta:document-statistic meta:table-count="1" meta:image-count="0" meta:object-count="0" meta:page-count="1" meta:paragraph-count="24" meta:word-count="139" meta:character-count="964" meta:non-whitespace-character-count="852"/>
  </office:meta>
</office:document-meta>
</file>